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292in" fo:margin-left="0in" fo:margin-right="-0.0042in" table:align="margins"/>
    </style:style>
    <style:style style:name="Header.A" style:family="table-column">
      <style:table-column-properties style:column-width="0.7896in" style:rel-column-width="7467*"/>
    </style:style>
    <style:style style:name="Header.B" style:family="table-column">
      <style:table-column-properties style:column-width="3.3229in" style:rel-column-width="31427*"/>
    </style:style>
    <style:style style:name="Header.C" style:family="table-column">
      <style:table-column-properties style:column-width="2.8167in" style:rel-column-width="26641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Header.5" style:family="table-row">
      <style:table-row-properties style:min-row-height="0.6653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7965in" style:rel-column-width="7537*"/>
    </style:style>
    <style:style style:name="Table5.B" style:family="table-column">
      <style:table-column-properties style:column-width="6.1285in" style:rel-column-width="57998*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3.7007in" style:rel-column-width="35011*"/>
    </style:style>
    <style:style style:name="Table2.B" style:family="table-column">
      <style:table-column-properties style:column-width="3.2264in" style:rel-column-width="30524*"/>
    </style:style>
    <style:style style:name="Table2.A1" style:family="table-cell">
      <style:table-cell-properties style:vertical-align="" fo:padding="0in" fo:border="none"/>
    </style:style>
    <style:style style:name="Table2.B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0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align="end" style:justify-single-word="false" fo:text-indent="0in" style:auto-text-indent="false"/>
      <style:text-properties style:font-name="Times New Roman"/>
    </style:style>
    <style:style style:name="P13" style:family="paragraph" style:parent-style-name="Header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4" style:family="paragraph" style:parent-style-name="Header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.1811in" fo:text-align="justify" style:justify-single-word="false" fo:text-indent="0.6071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.0272in" fo:margin-right="0.1811in" fo:text-align="justify" style:justify-single-word="false" fo:text-indent="0.6071in" style:auto-text-indent="false"/>
      <style:text-properties fo:font-size="12pt" style:font-size-asian="12pt" style:font-size-complex="12pt"/>
    </style:style>
    <style:style style:name="P18" style:family="paragraph" style:parent-style-name="Standard" style:master-page-name="">
      <style:paragraph-properties fo:margin-left="0in" fo:margin-right="0in" fo:text-indent="1.4583in" style:auto-text-indent="false" style:page-number="auto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2">T-5</text:p>
          </table:table-cell>
        </table:table-row>
      </table:table>
      <text:p text:style-name="P12"/>
      <text:p text:style-name="P12"><text:s text:c="4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7"/>
          </table:table-cell>
          <table:table-cell table:style-name="Header.A1" office:value-type="string">
            <text:p text:style-name="P7"/>
          </table:table-cell>
          <table:table-cell table:style-name="Header.A1" office:value-type="string">
            <text:p text:style-name="P11"><text:span text:style-name="T3">{dikeluarkan}, {tanggal_dikeluarkan}</text:span> </text:p>
          </table:table-cell>
        </table:table-row>
        <table:table-row>
          <table:table-cell table:style-name="Header.A1" office:value-type="string">
            <text:p text:style-name="P7">nomor <text:s text:c="4"/>:</text:p>
          </table:table-cell>
          <table:table-cell table:style-name="Header.A1" office:value-type="string">
            <text:p text:style-name="P7">{nomor}</text:p>
          </table:table-cell>
          <table:table-cell table:style-name="Header.A1" office:value-type="string">
            <text:p text:style-name="P5">KEPADA <text:s/>YTH.</text:p>
          </table:table-cell>
        </table:table-row>
        <table:table-row>
          <table:table-cell table:style-name="Header.A1" office:value-type="string">
            <text:p text:style-name="P7">Sifat <text:s text:c="7"/>:</text:p>
          </table:table-cell>
          <table:table-cell table:style-name="Header.A1" office:value-type="string">
            <text:p text:style-name="P7">{sifat}</text:p>
          </table:table-cell>
          <table:table-cell table:style-name="Header.A1" office:value-type="string">
            <text:p text:style-name="P7">KEPALA {kepada}</text:p>
          </table:table-cell>
        </table:table-row>
        <table:table-row>
          <table:table-cell table:style-name="Header.A1" office:value-type="string">
            <text:p text:style-name="P7">Lampiran:</text:p>
          </table:table-cell>
          <table:table-cell table:style-name="Header.A1" office:value-type="string">
            <text:p text:style-name="P7">{lampiran}</text:p>
          </table:table-cell>
          <table:table-cell table:style-name="Header.A1" office:value-type="string">
            <text:p text:style-name="P5">DI-</text:p>
          </table:table-cell>
        </table:table-row>
        <table:table-row table:style-name="Header.5">
          <table:table-cell table:style-name="Header.A1" office:value-type="string">
            <text:p text:style-name="P7">Perihal <text:s text:c="3"/>:</text:p>
          </table:table-cell>
          <table:table-cell table:style-name="Header.A1" office:value-type="string">
            <text:p text:style-name="P7">Penolakan Permintaan</text:p>
            <text:p text:style-name="P7">Perpanjangan penahanan</text:p>
          </table:table-cell>
          <table:table-cell table:style-name="Header.A1" office:value-type="string">
            <text:p text:style-name="P9">{tempat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5"><text:s text:c="4"/></text:p>
            <text:p text:style-name="P16">Sehubungan dengan surat Saudara Nomor {nomor_riwayat} tanggal {tanggal_riwayat} tentang permintaan perpanjangan penahanan atas nama tersangka {tersangka}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7">Setelah membaca resume hasil pemeriksaan saudara tanggal {tanggal_resume} atas nama tersangka tersebut diatas, dengan ini diberitahukan bahwa kami tidak dapat memperpanjang penahanan atas nama tersangka: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[!-- BEGIN tersangkas --]</text:p>
            <text:p text:style-name="Table_20_Contents">{urut}. <text:s text:c="2"/>{nama_tersangka}</text:p>
            <text:p text:style-name="Table_20_Contents">[!-- END tersangkas --]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dengan alasan sebagai berikut :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{alasan}</text:p>
          </table:table-cell>
        </table:table-row>
      </table:table>
      <text:p text:style-name="Standard"><text:tab/><text:tab/><text:span text:style-name="T1"><text:tab/></text:span><text:span text:style-name="T2"> </text:span></text:p>
      <text:p text:style-name="P10"/>
      <text:p text:style-name="P18">Demikian agar Saudara maklum.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">KEPALA {Kejaksaan}</text:p>
            <text:p text:style-name="P4"/>
            <text:p text:style-name="P4"/>
            <text:p text:style-name="P4"/>
            <text:p text:style-name="P4"/>
            <text:p text:style-name="P8">{nama_penandatangan}</text:p>
            <text:p text:style-name="P4">{pangkat} NIP. {nip_penandatangan}</text:p>
          </table:table-cell>
        </table:table-row>
      </table:table>
      <text:p text:style-name="P14">Tembusan :</text:p>
      <text:p text:style-name="P14">[!-- BEGIN tembusan --]{urutan_tembusan}. {nama_tembusan}</text:p>
      <text:p text:style-name="P13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7-11-28T10:07:40.17</dc:date>
    <meta:editing-duration>PT7H52M39S</meta:editing-duration>
    <meta:editing-cycles>133</meta:editing-cycles>
    <meta:generator>OpenOffice/4.1.1$Win32 OpenOffice.org_project/411m6$Build-9775</meta:generator>
    <meta:document-statistic meta:table-count="4" meta:image-count="0" meta:object-count="0" meta:page-count="1" meta:paragraph-count="33" meta:word-count="106" meta:character-count="871"/>
  </office:meta>
</office:document-meta>
</file>